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 style:font-family-generic="swiss"/>
    <style:font-face style:name="IRZar" svg:font-family="IRZ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5pt" officeooo:rsid="0013c5c6" officeooo:paragraph-rsid="0013c5c6" style:font-size-asian="15pt" style:font-name-complex="IRZar" style:font-size-complex="15pt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fo:font-size="15pt" officeooo:rsid="0013c5c6" officeooo:paragraph-rsid="0013c5c6" style:font-size-asian="15pt" style:font-name-complex="IRZar" style:font-size-complex="15pt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fo:font-size="15pt" officeooo:rsid="00173b1c" officeooo:paragraph-rsid="00173b1c" style:font-size-asian="15pt" style:font-name-complex="IRZar" style:font-size-complex="15pt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fo:font-size="15pt" officeooo:rsid="00175889" officeooo:paragraph-rsid="00175889" style:font-size-asian="15pt" style:font-name-complex="IRZar" style:font-size-complex="15pt"/>
    </style:style>
    <style:style style:name="T1" style:family="text">
      <style:text-properties officeooo:rsid="0017fdc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وب‌سایت باشگاه</text:p>
      <text:list xml:id="list35149412" text:style-name="L1">
        <text:list-item>
          <text:p text:style-name="P2">آماده‌سازی فرم دریافت نظرات</text:p>
        </text:list-item>
        <text:list-item>
          <text:p text:style-name="P2">جلسات با میرزاخانی – رزازی – عموعابدینی</text:p>
        </text:list-item>
        <text:list-item>
          <text:p text:style-name="P3">آیا این سه سایت کنترل پنل دارد؟</text:p>
        </text:list-item>
        <text:list-item>
          <text:p text:style-name="P4">چگونه می‌توان به آمار مراجعه به سایت دست پیدا کرد؟</text:p>
        </text:list-item>
        <text:list-item>
          <text:p text:style-name="P4">این سه سایت کجا نصب هستند؟</text:p>
        </text:list-item>
        <text:list-item>
          <text:p text:style-name="P4">آیا <text:span text:style-name="T1">سایت دیگری برقرار است؟</text:span></text:p>
        </text:list-item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 style:font-family-generic="swiss"/>
    <style:font-face style:name="IRZar" svg:font-family="IRZ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2T09:06:02.020000000</meta:creation-date>
    <dc:date>2022-06-15T09:26:18.475000000</dc:date>
    <meta:editing-duration>PT2H42M40S</meta:editing-duration>
    <meta:editing-cycles>6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8" meta:word-count="46" meta:character-count="217" meta:non-whitespace-character-count="183"/>
  </office:meta>
</office:document-meta>
</file>